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5.768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3.688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392cm"/>
    </style:style>
    <style:style style:name="co14" style:family="table-column">
      <style:table-column-properties fo:break-before="auto" style:column-width="0.499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9"/>
    <style:style style:name="ce3" style:family="table-cell" style:parent-style-name="Default" style:data-style-name="N137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_method_benchmark_result_openjdk-XPS" table:style-name="ta1">
        <table:shapes>
          <draw:frame draw:z-index="0" draw:style-name="gr1" draw:text-style-name="P1" svg:width="36.321cm" svg:height="20.43cm" svg:x="0.541cm" svg:y="16.858cm">
            <draw:object draw:notify-on-update-of-ranges="'main_method_benchmark_result_openjdk-XPS'.F1:'main_method_benchmark_result_openjdk-XPS'.F1 'main_method_benchmark_result_openjdk-XPS'.F2:'main_method_benchmark_result_openjdk-XPS'.F37 'main_method_benchmark_result_openjdk-XPS'.G1:'main_method_benchmark_result_openjdk-XPS'.G1 'main_method_benchmark_result_openjdk-XPS'.G2:'main_method_benchmark_result_openjdk-XPS'.G37 'main_method_benchmark_result_openjdk-XPS'.H1:'main_method_benchmark_result_openjdk-XPS'.H1 'main_method_benchmark_result_openjdk-XPS'.H2:'main_method_benchmark_result_openjdk-XPS'.H37 'main_method_benchmark_result_openjdk-XPS'.I1:'main_method_benchmark_result_openjdk-XPS'.I1 'main_method_benchmark_result_openjdk-XPS'.I2:'main_method_benchmark_result_openjdk-XPS'.I37 'main_method_benchmark_result_openjdk-XPS'.J1:'main_method_benchmark_result_openjdk-XPS'.J1 'main_method_benchmark_result_openjdk-XPS'.J2:'main_method_benchmark_result_openjdk-XPS'.J37 'main_method_benchmark_result_openjdk-XPS'.K1:'main_method_benchmark_result_openjdk-XPS'.K1 'main_method_benchmark_result_openjdk-XPS'.K2:'main_method_benchmark_result_openjdk-XPS'.K37 'main_method_benchmark_result_openjdk-XPS'.M1:'main_method_benchmark_result_openjdk-XPS'.M1 'main_method_benchmark_result_openjdk-XPS'.M2:'main_method_benchmark_result_openjdk-XPS'.M37 'main_method_benchmark_result_openjdk-XPS'.N1:'main_method_benchmark_result_openjdk-XPS'.N1 'main_method_benchmark_result_openjdk-XPS'.N2:'main_method_benchmark_result_openjdk-XPS'.N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Default"/>
        <table:table-column table:style-name="co16" table:default-cell-style-name="ce2"/>
        <table:table-column table:style-name="co15" table:default-cell-style-name="ce3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table:style-name="Default" office:value-type="string" calcext:value-type="string">
            <text:p>Dataset Identifier</text:p>
          </table:table-cell>
          <table:table-cell table:style-name="Default" office:value-type="string" calcext:value-type="string">
            <text:p>Planning-Time</text:p>
          </table:table-cell>
          <table:table-cell table:style-name="Default" office:value-type="string" calcext:value-type="string">
            <text:p>Codegen-Time</text:p>
          </table:table-cell>
          <table:table-cell table:style-name="Default" office:value-type="string" calcext:value-type="string">
            <text:p>Compilation-Time</text:p>
          </table:table-cell>
          <table:table-cell table:style-name="Default" office:value-type="string" calcext:value-type="string">
            <text:p>Execution-Time</text:p>
          </table:table-cell>
          <table:table-cell table:style-name="Default" office:value-type="string" calcext:value-type="string">
            <text:p>Remaining-Overhead</text:p>
          </table:table-cell>
          <table:table-cell table:style-name="Default" office:value-type="string" calcext:value-type="string">
            <text:p>Total-Time</text:p>
          </table:table-cell>
          <table:table-cell table:style-name="Default" office:value-type="string" calcext:value-type="string">
            <text:p>DuckDB Execution</text:p>
          </table:table-cell>
          <table:table-cell table:style-name="Default" office:value-type="string" calcext:value-type="string">
            <text:p>DuckDB Overhead</text:p>
          </table:table-cell>
          <table:table-cell table:style-name="Default"/>
          <table:table-cell table:style-name="Default" office:value-type="string" calcext:value-type="string">
            <text:p>Observed SF</text:p>
          </table:table-cell>
          <table:table-cell/>
          <table:table-cell table:style-name="Default" office:value-type="string" calcext:value-type="string">
            <text:p>025-Execution-Time</text:p>
          </table:table-cell>
          <table:table-cell table:style-name="Default" office:value-type="string" calcext:value-type="string">
            <text:p>Relative new time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_SF-1_non-vectorised</text:p>
          </table:table-cell>
          <table:table-cell office:value-type="float" office:value="16.5" calcext:value-type="float">
            <text:p>16.5</text:p>
          </table:table-cell>
          <table:table-cell office:value-type="float" office:value="1.4" calcext:value-type="float">
            <text:p>1.4</text:p>
          </table:table-cell>
          <table:table-cell office:value-type="float" office:value="57" calcext:value-type="float">
            <text:p>57.0</text:p>
          </table:table-cell>
          <table:table-cell office:value-type="float" office:value="235.9" calcext:value-type="float">
            <text:p>235.9</text:p>
          </table:table-cell>
          <table:table-cell table:formula="of:=[.L2]-SUM([.G2:.J2])" office:value-type="float" office:value="29.9" calcext:value-type="float">
            <text:p>29.9</text:p>
          </table:table-cell>
          <table:table-cell office:value-type="float" office:value="340.7" calcext:value-type="float">
            <text:p>340.7</text:p>
          </table:table-cell>
          <table:table-cell table:number-columns-repeated="5"/>
          <table:table-cell office:value-type="float" office:value="254" calcext:value-type="float">
            <text:p>254.0</text:p>
          </table:table-cell>
          <table:table-cell table:formula="of:=[.J2]/[.R2]" office:value-type="float" office:value="0.928740157480315" calcext:value-type="float">
            <text:p>0.929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_SF-1_vectorised</text:p>
          </table:table-cell>
          <table:table-cell office:value-type="float" office:value="14.5" calcext:value-type="float">
            <text:p>14.5</text:p>
          </table:table-cell>
          <table:table-cell office:value-type="float" office:value="1.4" calcext:value-type="float">
            <text:p>1.4</text:p>
          </table:table-cell>
          <table:table-cell office:value-type="float" office:value="57.8" calcext:value-type="float">
            <text:p>57.8</text:p>
          </table:table-cell>
          <table:table-cell office:value-type="float" office:value="368.6" calcext:value-type="float">
            <text:p>368.6</text:p>
          </table:table-cell>
          <table:table-cell table:formula="of:=[.L3]-SUM([.G3:.J3])" office:value-type="float" office:value="29.9" calcext:value-type="float">
            <text:p>29.9</text:p>
          </table:table-cell>
          <table:table-cell office:value-type="float" office:value="472.2" calcext:value-type="float">
            <text:p>472.2</text:p>
          </table:table-cell>
          <table:table-cell table:number-columns-repeated="5"/>
          <table:table-cell office:value-type="float" office:value="369.5" calcext:value-type="float">
            <text:p>369.5</text:p>
          </table:table-cell>
          <table:table-cell table:formula="of:=[.J3]/[.R3]" office:value-type="float" office:value="0.997564276048715" calcext:value-type="float">
            <text:p>0.998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_SF-1_duckdb</text:p>
          </table:table-cell>
          <table:table-cell table:number-columns-repeated="6"/>
          <table:table-cell table:style-name="Default" office:value-type="float" office:value="391.7" calcext:value-type="float">
            <text:p>391.7</text:p>
          </table:table-cell>
          <table:table-cell office:value-type="float" office:value="9" calcext:value-type="float">
            <text:p>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_SF-10_non-vectorised</text:p>
          </table:table-cell>
          <table:table-cell office:value-type="float" office:value="15.9" calcext:value-type="float">
            <text:p>15.9</text:p>
          </table:table-cell>
          <table:table-cell office:value-type="float" office:value="1.6" calcext:value-type="float">
            <text:p>1.6</text:p>
          </table:table-cell>
          <table:table-cell office:value-type="float" office:value="59.1" calcext:value-type="float">
            <text:p>59.1</text:p>
          </table:table-cell>
          <table:table-cell office:value-type="float" office:value="1941.1" calcext:value-type="float">
            <text:p>1941.1</text:p>
          </table:table-cell>
          <table:table-cell table:formula="of:=[.L5]-SUM([.G5:.J5])" office:value-type="float" office:value="30.0000000000002" calcext:value-type="float">
            <text:p>30.0</text:p>
          </table:table-cell>
          <table:table-cell office:value-type="float" office:value="2047.7" calcext:value-type="float">
            <text:p>2047.7</text:p>
          </table:table-cell>
          <table:table-cell table:number-columns-repeated="3"/>
          <table:table-cell table:formula="of:=[.J5]/[.J2]" office:value-type="float" office:value="8.22848664688427" calcext:value-type="float">
            <text:p>8.2</text:p>
          </table:table-cell>
          <table:table-cell/>
          <table:table-cell office:value-type="float" office:value="2057" calcext:value-type="float">
            <text:p>2057.0</text:p>
          </table:table-cell>
          <table:table-cell table:formula="of:=[.J5]/[.R5]" office:value-type="float" office:value="0.94365580943121" calcext:value-type="float">
            <text:p>0.944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_SF-10_vectorised</text:p>
          </table:table-cell>
          <table:table-cell office:value-type="float" office:value="14.6" calcext:value-type="float">
            <text:p>14.6</text:p>
          </table:table-cell>
          <table:table-cell office:value-type="float" office:value="1.6" calcext:value-type="float">
            <text:p>1.6</text:p>
          </table:table-cell>
          <table:table-cell office:value-type="float" office:value="59.1" calcext:value-type="float">
            <text:p>59.1</text:p>
          </table:table-cell>
          <table:table-cell office:value-type="float" office:value="2951.8" calcext:value-type="float">
            <text:p>2951.8</text:p>
          </table:table-cell>
          <table:table-cell table:formula="of:=[.L6]-SUM([.G6:.J6])" office:value-type="float" office:value="29.6999999999998" calcext:value-type="float">
            <text:p>29.7</text:p>
          </table:table-cell>
          <table:table-cell office:value-type="float" office:value="3056.8" calcext:value-type="float">
            <text:p>3056.8</text:p>
          </table:table-cell>
          <table:table-cell table:number-columns-repeated="3"/>
          <table:table-cell table:formula="of:=[.J6]/[.J3]" office:value-type="float" office:value="8.00813890396093" calcext:value-type="float">
            <text:p>8.0</text:p>
          </table:table-cell>
          <table:table-cell/>
          <table:table-cell office:value-type="float" office:value="2881.5" calcext:value-type="float">
            <text:p>2881.5</text:p>
          </table:table-cell>
          <table:table-cell table:formula="of:=[.J6]/[.R6]" office:value-type="float" office:value="1.02439701544335" calcext:value-type="float">
            <text:p>1.024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_SF-10_duckdb</text:p>
          </table:table-cell>
          <table:table-cell table:number-columns-repeated="6"/>
          <table:table-cell table:style-name="Default" office:value-type="float" office:value="3832.4" calcext:value-type="float">
            <text:p>3832.4</text:p>
          </table:table-cell>
          <table:table-cell office:value-type="float" office:value="58.5" calcext:value-type="float">
            <text:p>58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_SF-100_non-vectorised</text:p>
          </table:table-cell>
          <table:table-cell office:value-type="float" office:value="18.1" calcext:value-type="float">
            <text:p>18.1</text:p>
          </table:table-cell>
          <table:table-cell office:value-type="float" office:value="3.8" calcext:value-type="float">
            <text:p>3.8</text:p>
          </table:table-cell>
          <table:table-cell office:value-type="float" office:value="66.5" calcext:value-type="float">
            <text:p>66.5</text:p>
          </table:table-cell>
          <table:table-cell office:value-type="float" office:value="18364.6" calcext:value-type="float">
            <text:p>18364.6</text:p>
          </table:table-cell>
          <table:table-cell table:formula="of:=[.L8]-SUM([.G8:.J8])" office:value-type="float" office:value="30.7000000000007" calcext:value-type="float">
            <text:p>30.7</text:p>
          </table:table-cell>
          <table:table-cell office:value-type="float" office:value="18483.7" calcext:value-type="float">
            <text:p>18483.7</text:p>
          </table:table-cell>
          <table:table-cell table:number-columns-repeated="3"/>
          <table:table-cell table:formula="of:=[.J8]/[.J2]" office:value-type="float" office:value="77.8490885968631" calcext:value-type="float">
            <text:p>77.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_SF-100_vectorised</text:p>
          </table:table-cell>
          <table:table-cell office:value-type="float" office:value="15.6" calcext:value-type="float">
            <text:p>15.6</text:p>
          </table:table-cell>
          <table:table-cell office:value-type="float" office:value="3.5" calcext:value-type="float">
            <text:p>3.5</text:p>
          </table:table-cell>
          <table:table-cell office:value-type="float" office:value="66" calcext:value-type="float">
            <text:p>66.0</text:p>
          </table:table-cell>
          <table:table-cell office:value-type="float" office:value="29087" calcext:value-type="float">
            <text:p>29087.0</text:p>
          </table:table-cell>
          <table:table-cell table:formula="of:=[.L9]-SUM([.G9:.J9])" office:value-type="float" office:value="29.9000000000015" calcext:value-type="float">
            <text:p>29.9</text:p>
          </table:table-cell>
          <table:table-cell office:value-type="float" office:value="29202" calcext:value-type="float">
            <text:p>29202.0</text:p>
          </table:table-cell>
          <table:table-cell table:number-columns-repeated="3"/>
          <table:table-cell table:formula="of:=[.J9]/[.J3]" office:value-type="float" office:value="78.9120998372219" calcext:value-type="float">
            <text:p>78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_SF-100_duckdb</text:p>
          </table:table-cell>
          <table:table-cell table:number-columns-repeated="6"/>
          <table:table-cell table:style-name="Default" office:value-type="float" office:value="38216.4" calcext:value-type="float">
            <text:p>38216.4</text:p>
          </table:table-cell>
          <table:table-cell office:value-type="float" office:value="552.6" calcext:value-type="float">
            <text:p>552.6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_SF-1_non-vectorised</text:p>
          </table:table-cell>
          <table:table-cell office:value-type="float" office:value="17.3" calcext:value-type="float">
            <text:p>17.3</text:p>
          </table:table-cell>
          <table:table-cell office:value-type="float" office:value="2.1" calcext:value-type="float">
            <text:p>2.1</text:p>
          </table:table-cell>
          <table:table-cell office:value-type="float" office:value="60.2" calcext:value-type="float">
            <text:p>60.2</text:p>
          </table:table-cell>
          <table:table-cell office:value-type="float" office:value="231.3" calcext:value-type="float">
            <text:p>231.3</text:p>
          </table:table-cell>
          <table:table-cell table:formula="of:=[.L11]-SUM([.G11:.J11])" office:value-type="float" office:value="30.1" calcext:value-type="float">
            <text:p>30.1</text:p>
          </table:table-cell>
          <table:table-cell office:value-type="float" office:value="341" calcext:value-type="float">
            <text:p>341.0</text:p>
          </table:table-cell>
          <table:table-cell table:number-columns-repeated="5"/>
          <table:table-cell office:value-type="float" office:value="213.1" calcext:value-type="float">
            <text:p>213.1</text:p>
          </table:table-cell>
          <table:table-cell table:formula="of:=[.J11]/[.R11]" office:value-type="float" office:value="1.08540591271703" calcext:value-type="float">
            <text:p>1.085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_SF-1_vectorised</text:p>
          </table:table-cell>
          <table:table-cell office:value-type="float" office:value="15.5" calcext:value-type="float">
            <text:p>15.5</text:p>
          </table:table-cell>
          <table:table-cell office:value-type="float" office:value="1.7" calcext:value-type="float">
            <text:p>1.7</text:p>
          </table:table-cell>
          <table:table-cell office:value-type="float" office:value="61.2" calcext:value-type="float">
            <text:p>61.2</text:p>
          </table:table-cell>
          <table:table-cell office:value-type="float" office:value="260.2" calcext:value-type="float">
            <text:p>260.2</text:p>
          </table:table-cell>
          <table:table-cell table:formula="of:=[.L12]-SUM([.G12:.J12])" office:value-type="float" office:value="30.1" calcext:value-type="float">
            <text:p>30.1</text:p>
          </table:table-cell>
          <table:table-cell office:value-type="float" office:value="368.7" calcext:value-type="float">
            <text:p>368.7</text:p>
          </table:table-cell>
          <table:table-cell table:number-columns-repeated="5"/>
          <table:table-cell office:value-type="float" office:value="267.5" calcext:value-type="float">
            <text:p>267.5</text:p>
          </table:table-cell>
          <table:table-cell table:formula="of:=[.J12]/[.R12]" office:value-type="float" office:value="0.972710280373832" calcext:value-type="float">
            <text:p>0.973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_SF-1_duckdb</text:p>
          </table:table-cell>
          <table:table-cell table:number-columns-repeated="6"/>
          <table:table-cell table:style-name="Default" office:value-type="float" office:value="132.3" calcext:value-type="float">
            <text:p>132.3</text:p>
          </table:table-cell>
          <table:table-cell office:value-type="float" office:value="69.1" calcext:value-type="float">
            <text:p>69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_SF-10_non-vectorised</text:p>
          </table:table-cell>
          <table:table-cell office:value-type="float" office:value="15.6" calcext:value-type="float">
            <text:p>15.6</text:p>
          </table:table-cell>
          <table:table-cell office:value-type="float" office:value="2.3" calcext:value-type="float">
            <text:p>2.3</text:p>
          </table:table-cell>
          <table:table-cell office:value-type="float" office:value="61.5" calcext:value-type="float">
            <text:p>61.5</text:p>
          </table:table-cell>
          <table:table-cell office:value-type="float" office:value="2363.7" calcext:value-type="float">
            <text:p>2363.7</text:p>
          </table:table-cell>
          <table:table-cell table:formula="of:=[.L14]-SUM([.G14:.J14])" office:value-type="float" office:value="30.2000000000003" calcext:value-type="float">
            <text:p>30.2</text:p>
          </table:table-cell>
          <table:table-cell office:value-type="float" office:value="2473.3" calcext:value-type="float">
            <text:p>2473.3</text:p>
          </table:table-cell>
          <table:table-cell table:number-columns-repeated="3"/>
          <table:table-cell table:formula="of:=[.J14]/[.J11]" office:value-type="float" office:value="10.219195849546" calcext:value-type="float">
            <text:p>10.2</text:p>
          </table:table-cell>
          <table:table-cell/>
          <table:table-cell office:value-type="float" office:value="1972.1" calcext:value-type="float">
            <text:p>1972.1</text:p>
          </table:table-cell>
          <table:table-cell table:formula="of:=[.J14]/[.R14]" office:value-type="float" office:value="1.19857005222859" calcext:value-type="float">
            <text:p>1.199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_SF-10_vectorised</text:p>
          </table:table-cell>
          <table:table-cell office:value-type="float" office:value="15.5" calcext:value-type="float">
            <text:p>15.5</text:p>
          </table:table-cell>
          <table:table-cell office:value-type="float" office:value="1.9" calcext:value-type="float">
            <text:p>1.9</text:p>
          </table:table-cell>
          <table:table-cell office:value-type="float" office:value="62.3" calcext:value-type="float">
            <text:p>62.3</text:p>
          </table:table-cell>
          <table:table-cell office:value-type="float" office:value="2339.7" calcext:value-type="float">
            <text:p>2339.7</text:p>
          </table:table-cell>
          <table:table-cell table:formula="of:=[.L15]-SUM([.G15:.J15])" office:value-type="float" office:value="30.0000000000005" calcext:value-type="float">
            <text:p>30.0</text:p>
          </table:table-cell>
          <table:table-cell office:value-type="float" office:value="2449.4" calcext:value-type="float">
            <text:p>2449.4</text:p>
          </table:table-cell>
          <table:table-cell table:number-columns-repeated="3"/>
          <table:table-cell table:formula="of:=[.J15]/[.J12]" office:value-type="float" office:value="8.99192928516526" calcext:value-type="float">
            <text:p>9.0</text:p>
          </table:table-cell>
          <table:table-cell/>
          <table:table-cell office:value-type="float" office:value="1996.3" calcext:value-type="float">
            <text:p>1996.3</text:p>
          </table:table-cell>
          <table:table-cell table:formula="of:=[.J15]/[.R15]" office:value-type="float" office:value="1.17201823373241" calcext:value-type="float">
            <text:p>1.172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_SF-10_duckdb</text:p>
          </table:table-cell>
          <table:table-cell table:number-columns-repeated="6"/>
          <table:table-cell table:style-name="Default" office:value-type="float" office:value="1338.1" calcext:value-type="float">
            <text:p>1338.1</text:p>
          </table:table-cell>
          <table:table-cell office:value-type="float" office:value="678.8" calcext:value-type="float">
            <text:p>67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_SF-100_non-vectorised</text:p>
          </table:table-cell>
          <table:table-cell office:value-type="float" office:value="16.5" calcext:value-type="float">
            <text:p>16.5</text:p>
          </table:table-cell>
          <table:table-cell office:value-type="float" office:value="4.7" calcext:value-type="float">
            <text:p>4.7</text:p>
          </table:table-cell>
          <table:table-cell office:value-type="float" office:value="68.9" calcext:value-type="float">
            <text:p>68.9</text:p>
          </table:table-cell>
          <table:table-cell office:value-type="float" office:value="27826.2" calcext:value-type="float">
            <text:p>27826.2</text:p>
          </table:table-cell>
          <table:table-cell table:formula="of:=[.L17]-SUM([.G17:.J17])" office:value-type="float" office:value="30.2000000000007" calcext:value-type="float">
            <text:p>30.2</text:p>
          </table:table-cell>
          <table:table-cell office:value-type="float" office:value="27946.5" calcext:value-type="float">
            <text:p>27946.5</text:p>
          </table:table-cell>
          <table:table-cell table:number-columns-repeated="3"/>
          <table:table-cell table:formula="of:=[.J17]/[.J11]" office:value-type="float" office:value="120.303501945525" calcext:value-type="float">
            <text:p>120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_SF-100_vectorised</text:p>
          </table:table-cell>
          <table:table-cell office:value-type="float" office:value="16.4" calcext:value-type="float">
            <text:p>16.4</text:p>
          </table:table-cell>
          <table:table-cell office:value-type="float" office:value="4.3" calcext:value-type="float">
            <text:p>4.3</text:p>
          </table:table-cell>
          <table:table-cell office:value-type="float" office:value="69.2" calcext:value-type="float">
            <text:p>69.2</text:p>
          </table:table-cell>
          <table:table-cell office:value-type="float" office:value="27861.4" calcext:value-type="float">
            <text:p>27861.4</text:p>
          </table:table-cell>
          <table:table-cell table:formula="of:=[.L18]-SUM([.G18:.J18])" office:value-type="float" office:value="29.8999999999978" calcext:value-type="float">
            <text:p>29.9</text:p>
          </table:table-cell>
          <table:table-cell office:value-type="float" office:value="27981.2" calcext:value-type="float">
            <text:p>27981.2</text:p>
          </table:table-cell>
          <table:table-cell table:number-columns-repeated="3"/>
          <table:table-cell table:formula="of:=[.J18]/[.J12]" office:value-type="float" office:value="107.076863950807" calcext:value-type="float">
            <text:p>107.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3_SF-100_duckdb</text:p>
          </table:table-cell>
          <table:table-cell table:number-columns-repeated="6"/>
          <table:table-cell office:value-type="float" office:value="16031.8" calcext:value-type="float">
            <text:p>16031.8</text:p>
          </table:table-cell>
          <table:table-cell office:value-type="float" office:value="11450.8" calcext:value-type="float">
            <text:p>11450.8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_SF-1_non-vectorised</text:p>
          </table:table-cell>
          <table:table-cell office:value-type="float" office:value="15.3" calcext:value-type="float">
            <text:p>15.3</text:p>
          </table:table-cell>
          <table:table-cell office:value-type="float" office:value="1.8" calcext:value-type="float">
            <text:p>1.8</text:p>
          </table:table-cell>
          <table:table-cell office:value-type="float" office:value="55.7" calcext:value-type="float">
            <text:p>55.7</text:p>
          </table:table-cell>
          <table:table-cell office:value-type="float" office:value="81.7" calcext:value-type="float">
            <text:p>81.7</text:p>
          </table:table-cell>
          <table:table-cell table:formula="of:=[.L20]-SUM([.G20:.J20])" office:value-type="float" office:value="30.1" calcext:value-type="float">
            <text:p>30.1</text:p>
          </table:table-cell>
          <table:table-cell office:value-type="float" office:value="184.6" calcext:value-type="float">
            <text:p>184.6</text:p>
          </table:table-cell>
          <table:table-cell table:number-columns-repeated="5"/>
          <table:table-cell office:value-type="float" office:value="75.2" calcext:value-type="float">
            <text:p>75.2</text:p>
          </table:table-cell>
          <table:table-cell table:formula="of:=[.J20]/[.R20]" office:value-type="float" office:value="1.08643617021277" calcext:value-type="float">
            <text:p>1.086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_SF-1_vectorised</text:p>
          </table:table-cell>
          <table:table-cell office:value-type="float" office:value="13.9" calcext:value-type="float">
            <text:p>13.9</text:p>
          </table:table-cell>
          <table:table-cell office:value-type="float" office:value="1.3" calcext:value-type="float">
            <text:p>1.3</text:p>
          </table:table-cell>
          <table:table-cell office:value-type="float" office:value="55.6" calcext:value-type="float">
            <text:p>55.6</text:p>
          </table:table-cell>
          <table:table-cell office:value-type="float" office:value="82.6" calcext:value-type="float">
            <text:p>82.6</text:p>
          </table:table-cell>
          <table:table-cell table:formula="of:=[.L21]-SUM([.G21:.J21])" office:value-type="float" office:value="29.8" calcext:value-type="float">
            <text:p>29.8</text:p>
          </table:table-cell>
          <table:table-cell office:value-type="float" office:value="183.2" calcext:value-type="float">
            <text:p>183.2</text:p>
          </table:table-cell>
          <table:table-cell table:number-columns-repeated="5"/>
          <table:table-cell office:value-type="float" office:value="83.5" calcext:value-type="float">
            <text:p>83.5</text:p>
          </table:table-cell>
          <table:table-cell table:formula="of:=[.J21]/[.R21]" office:value-type="float" office:value="0.989221556886228" calcext:value-type="float">
            <text:p>0.989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6_SF-1_duckdb</text:p>
          </table:table-cell>
          <table:table-cell table:number-columns-repeated="6"/>
          <table:table-cell table:style-name="Default" office:value-type="float" office:value="18.2" calcext:value-type="float">
            <text:p>18.2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_SF-10_non-vectorised</text:p>
          </table:table-cell>
          <table:table-cell office:value-type="float" office:value="13.9" calcext:value-type="float">
            <text:p>13.9</text:p>
          </table:table-cell>
          <table:table-cell office:value-type="float" office:value="1.9" calcext:value-type="float">
            <text:p>1.9</text:p>
          </table:table-cell>
          <table:table-cell office:value-type="float" office:value="57.9" calcext:value-type="float">
            <text:p>57.9</text:p>
          </table:table-cell>
          <table:table-cell office:value-type="float" office:value="372.5" calcext:value-type="float">
            <text:p>372.5</text:p>
          </table:table-cell>
          <table:table-cell table:formula="of:=[.L23]-SUM([.G23:.J23])" office:value-type="float" office:value="30.3" calcext:value-type="float">
            <text:p>30.3</text:p>
          </table:table-cell>
          <table:table-cell office:value-type="float" office:value="476.5" calcext:value-type="float">
            <text:p>476.5</text:p>
          </table:table-cell>
          <table:table-cell table:number-columns-repeated="3"/>
          <table:table-cell table:formula="of:=[.J23]/[.J20]" office:value-type="float" office:value="4.5593635250918" calcext:value-type="float">
            <text:p>4.6</text:p>
          </table:table-cell>
          <table:table-cell/>
          <table:table-cell office:value-type="float" office:value="359.3" calcext:value-type="float">
            <text:p>359.3</text:p>
          </table:table-cell>
          <table:table-cell table:formula="of:=[.J23]/[.R23]" office:value-type="float" office:value="1.03673810186474" calcext:value-type="float">
            <text:p>1.037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_SF-10_vectorised</text:p>
          </table:table-cell>
          <table:table-cell office:value-type="float" office:value="14" calcext:value-type="float">
            <text:p>14.0</text:p>
          </table:table-cell>
          <table:table-cell office:value-type="float" office:value="1.5" calcext:value-type="float">
            <text:p>1.5</text:p>
          </table:table-cell>
          <table:table-cell office:value-type="float" office:value="57.7" calcext:value-type="float">
            <text:p>57.7</text:p>
          </table:table-cell>
          <table:table-cell office:value-type="float" office:value="357.4" calcext:value-type="float">
            <text:p>357.4</text:p>
          </table:table-cell>
          <table:table-cell table:formula="of:=[.L24]-SUM([.G24:.J24])" office:value-type="float" office:value="29.8" calcext:value-type="float">
            <text:p>29.8</text:p>
          </table:table-cell>
          <table:table-cell office:value-type="float" office:value="460.4" calcext:value-type="float">
            <text:p>460.4</text:p>
          </table:table-cell>
          <table:table-cell table:number-columns-repeated="3"/>
          <table:table-cell table:formula="of:=[.J24]/[.J21]" office:value-type="float" office:value="4.32687651331719" calcext:value-type="float">
            <text:p>4.3</text:p>
          </table:table-cell>
          <table:table-cell/>
          <table:table-cell office:value-type="float" office:value="356.4" calcext:value-type="float">
            <text:p>356.4</text:p>
          </table:table-cell>
          <table:table-cell table:formula="of:=[.J24]/[.R24]" office:value-type="float" office:value="1.00280583613917" calcext:value-type="float">
            <text:p>1.003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6_SF-10_duckdb</text:p>
          </table:table-cell>
          <table:table-cell table:number-columns-repeated="6"/>
          <table:table-cell table:style-name="Default" office:value-type="float" office:value="182.3" calcext:value-type="float">
            <text:p>182.3</text:p>
          </table:table-cell>
          <table:table-cell office:value-type="float" office:value="24.8" calcext:value-type="float">
            <text:p>24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_SF-100_non-vectorised</text:p>
          </table:table-cell>
          <table:table-cell office:value-type="float" office:value="14.8" calcext:value-type="float">
            <text:p>14.8</text:p>
          </table:table-cell>
          <table:table-cell office:value-type="float" office:value="3.8" calcext:value-type="float">
            <text:p>3.8</text:p>
          </table:table-cell>
          <table:table-cell office:value-type="float" office:value="63.4" calcext:value-type="float">
            <text:p>63.4</text:p>
          </table:table-cell>
          <table:table-cell office:value-type="float" office:value="3040.5" calcext:value-type="float">
            <text:p>3040.5</text:p>
          </table:table-cell>
          <table:table-cell table:formula="of:=[.L26]-SUM([.G26:.J26])" office:value-type="float" office:value="29.8000000000002" calcext:value-type="float">
            <text:p>29.8</text:p>
          </table:table-cell>
          <table:table-cell office:value-type="float" office:value="3152.3" calcext:value-type="float">
            <text:p>3152.3</text:p>
          </table:table-cell>
          <table:table-cell table:number-columns-repeated="3"/>
          <table:table-cell table:formula="of:=[.J26]/[.J20]" office:value-type="float" office:value="37.2154222766218" calcext:value-type="float">
            <text:p>37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pch_q6_SF-100_vectorised</text:p>
          </table:table-cell>
          <table:table-cell office:value-type="float" office:value="14.9" calcext:value-type="float">
            <text:p>14.9</text:p>
          </table:table-cell>
          <table:table-cell office:value-type="float" office:value="3.4" calcext:value-type="float">
            <text:p>3.4</text:p>
          </table:table-cell>
          <table:table-cell office:value-type="float" office:value="64" calcext:value-type="float">
            <text:p>64.0</text:p>
          </table:table-cell>
          <table:table-cell office:value-type="float" office:value="2971.8" calcext:value-type="float">
            <text:p>2971.8</text:p>
          </table:table-cell>
          <table:table-cell table:formula="of:=[.L27]-SUM([.G27:.J27])" office:value-type="float" office:value="29.7999999999997" calcext:value-type="float">
            <text:p>29.8</text:p>
          </table:table-cell>
          <table:table-cell office:value-type="float" office:value="3083.9" calcext:value-type="float">
            <text:p>3083.9</text:p>
          </table:table-cell>
          <table:table-cell table:number-columns-repeated="3"/>
          <table:table-cell table:formula="of:=[.J27]/[.J21]" office:value-type="float" office:value="35.9782082324455" calcext:value-type="float">
            <text:p>36.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6_SF-100_duckdb</text:p>
          </table:table-cell>
          <table:table-cell table:number-columns-repeated="6"/>
          <table:table-cell office:value-type="float" office:value="2101.8" calcext:value-type="float">
            <text:p>2101.8</text:p>
          </table:table-cell>
          <table:table-cell office:value-type="float" office:value="254.6" calcext:value-type="float">
            <text:p>254.6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_SF-1_non-vectorised</text:p>
          </table:table-cell>
          <table:table-cell office:value-type="float" office:value="17.2" calcext:value-type="float">
            <text:p>17.2</text:p>
          </table:table-cell>
          <table:table-cell office:value-type="float" office:value="2.3" calcext:value-type="float">
            <text:p>2.3</text:p>
          </table:table-cell>
          <table:table-cell office:value-type="float" office:value="62.7" calcext:value-type="float">
            <text:p>62.7</text:p>
          </table:table-cell>
          <table:table-cell office:value-type="float" office:value="363.8" calcext:value-type="float">
            <text:p>363.8</text:p>
          </table:table-cell>
          <table:table-cell table:formula="of:=[.L29]-SUM([.G29:.J29])" office:value-type="float" office:value="29.8" calcext:value-type="float">
            <text:p>29.8</text:p>
          </table:table-cell>
          <table:table-cell office:value-type="float" office:value="475.8" calcext:value-type="float">
            <text:p>475.8</text:p>
          </table:table-cell>
          <table:table-cell table:number-columns-repeated="5"/>
          <table:table-cell office:value-type="float" office:value="535" calcext:value-type="float">
            <text:p>535.0</text:p>
          </table:table-cell>
          <table:table-cell table:formula="of:=[.J29]/[.R29]" office:value-type="float" office:value="0.68" calcext:value-type="float">
            <text:p>0.680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_SF-1_vectorised</text:p>
          </table:table-cell>
          <table:table-cell office:value-type="float" office:value="15.7" calcext:value-type="float">
            <text:p>15.7</text:p>
          </table:table-cell>
          <table:table-cell office:value-type="float" office:value="1.9" calcext:value-type="float">
            <text:p>1.9</text:p>
          </table:table-cell>
          <table:table-cell office:value-type="float" office:value="64.1" calcext:value-type="float">
            <text:p>64.1</text:p>
          </table:table-cell>
          <table:table-cell office:value-type="float" office:value="360.3" calcext:value-type="float">
            <text:p>360.3</text:p>
          </table:table-cell>
          <table:table-cell table:formula="of:=[.L30]-SUM([.G30:.J30])" office:value-type="float" office:value="29.6" calcext:value-type="float">
            <text:p>29.6</text:p>
          </table:table-cell>
          <table:table-cell office:value-type="float" office:value="471.6" calcext:value-type="float">
            <text:p>471.6</text:p>
          </table:table-cell>
          <table:table-cell table:number-columns-repeated="5"/>
          <table:table-cell office:value-type="float" office:value="542.4" calcext:value-type="float">
            <text:p>542.4</text:p>
          </table:table-cell>
          <table:table-cell table:formula="of:=[.J30]/[.R30]" office:value-type="float" office:value="0.664269911504425" calcext:value-type="float">
            <text:p>0.664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_SF-1_duckdb</text:p>
          </table:table-cell>
          <table:table-cell table:number-columns-repeated="6"/>
          <table:table-cell table:style-name="Default" office:value-type="float" office:value="166.5" calcext:value-type="float">
            <text:p>166.5</text:p>
          </table:table-cell>
          <table:table-cell office:value-type="float" office:value="47.7" calcext:value-type="float">
            <text:p>4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_SF-10_non-vectorised</text:p>
          </table:table-cell>
          <table:table-cell office:value-type="float" office:value="15.8" calcext:value-type="float">
            <text:p>15.8</text:p>
          </table:table-cell>
          <table:table-cell office:value-type="float" office:value="2.5" calcext:value-type="float">
            <text:p>2.5</text:p>
          </table:table-cell>
          <table:table-cell office:value-type="float" office:value="64.1" calcext:value-type="float">
            <text:p>64.1</text:p>
          </table:table-cell>
          <table:table-cell office:value-type="float" office:value="3436.6" calcext:value-type="float">
            <text:p>3436.6</text:p>
          </table:table-cell>
          <table:table-cell table:formula="of:=[.L32]-SUM([.G32:.J32])" office:value-type="float" office:value="29.9000000000001" calcext:value-type="float">
            <text:p>29.9</text:p>
          </table:table-cell>
          <table:table-cell office:value-type="float" office:value="3548.9" calcext:value-type="float">
            <text:p>3548.9</text:p>
          </table:table-cell>
          <table:table-cell table:number-columns-repeated="3"/>
          <table:table-cell table:formula="of:=[.J32]/[.J29]" office:value-type="float" office:value="9.44639912039582" calcext:value-type="float">
            <text:p>9.4</text:p>
          </table:table-cell>
          <table:table-cell/>
          <table:table-cell office:value-type="float" office:value="5688.1" calcext:value-type="float">
            <text:p>5688.1</text:p>
          </table:table-cell>
          <table:table-cell table:formula="of:=[.J32]/[.R32]" office:value-type="float" office:value="0.604173625639493" calcext:value-type="float">
            <text:p>0.604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_SF-10_vectorised</text:p>
          </table:table-cell>
          <table:table-cell office:value-type="float" office:value="15.8" calcext:value-type="float">
            <text:p>15.8</text:p>
          </table:table-cell>
          <table:table-cell office:value-type="float" office:value="2.1" calcext:value-type="float">
            <text:p>2.1</text:p>
          </table:table-cell>
          <table:table-cell office:value-type="float" office:value="65.7" calcext:value-type="float">
            <text:p>65.7</text:p>
          </table:table-cell>
          <table:table-cell office:value-type="float" office:value="2924.1" calcext:value-type="float">
            <text:p>2924.1</text:p>
          </table:table-cell>
          <table:table-cell table:formula="of:=[.L33]-SUM([.G33:.J33])" office:value-type="float" office:value="29.9000000000001" calcext:value-type="float">
            <text:p>29.9</text:p>
          </table:table-cell>
          <table:table-cell office:value-type="float" office:value="3037.6" calcext:value-type="float">
            <text:p>3037.6</text:p>
          </table:table-cell>
          <table:table-cell table:number-columns-repeated="3"/>
          <table:table-cell table:formula="of:=[.J33]/[.J30]" office:value-type="float" office:value="8.11573688592839" calcext:value-type="float">
            <text:p>8.1</text:p>
          </table:table-cell>
          <table:table-cell/>
          <table:table-cell office:value-type="float" office:value="5089.1" calcext:value-type="float">
            <text:p>5089.1</text:p>
          </table:table-cell>
          <table:table-cell table:formula="of:=[.J33]/[.R33]" office:value-type="float" office:value="0.574580967165118" calcext:value-type="float">
            <text:p>0.575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_SF-10_duckdb</text:p>
          </table:table-cell>
          <table:table-cell table:number-columns-repeated="6"/>
          <table:table-cell table:style-name="Default" office:value-type="float" office:value="1807.2" calcext:value-type="float">
            <text:p>1807.2</text:p>
          </table:table-cell>
          <table:table-cell office:value-type="float" office:value="392" calcext:value-type="float">
            <text:p>39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_SF-100_non-vectorised</text:p>
          </table:table-cell>
          <table:table-cell office:value-type="float" office:value="16.9" calcext:value-type="float">
            <text:p>16.9</text:p>
          </table:table-cell>
          <table:table-cell office:value-type="float" office:value="4.9" calcext:value-type="float">
            <text:p>4.9</text:p>
          </table:table-cell>
          <table:table-cell office:value-type="float" office:value="72.2" calcext:value-type="float">
            <text:p>72.2</text:p>
          </table:table-cell>
          <table:table-cell office:value-type="float" office:value="36866.9" calcext:value-type="float">
            <text:p>36866.9</text:p>
          </table:table-cell>
          <table:table-cell table:formula="of:=[.L35]-SUM([.G35:.J35])" office:value-type="float" office:value="30.4000000000015" calcext:value-type="float">
            <text:p>30.4</text:p>
          </table:table-cell>
          <table:table-cell office:value-type="float" office:value="36991.3" calcext:value-type="float">
            <text:p>36991.3</text:p>
          </table:table-cell>
          <table:table-cell table:number-columns-repeated="3"/>
          <table:table-cell table:formula="of:=[.J35]/[.J29]" office:value-type="float" office:value="101.33837273227" calcext:value-type="float">
            <text:p>101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_SF-100_vectorised</text:p>
          </table:table-cell>
          <table:table-cell office:value-type="float" office:value="16.8" calcext:value-type="float">
            <text:p>16.8</text:p>
          </table:table-cell>
          <table:table-cell office:value-type="float" office:value="4.6" calcext:value-type="float">
            <text:p>4.6</text:p>
          </table:table-cell>
          <table:table-cell office:value-type="float" office:value="73.8" calcext:value-type="float">
            <text:p>73.8</text:p>
          </table:table-cell>
          <table:table-cell office:value-type="float" office:value="30965.5" calcext:value-type="float">
            <text:p>30965.5</text:p>
          </table:table-cell>
          <table:table-cell table:formula="of:=[.L36]-SUM([.G36:.J36])" office:value-type="float" office:value="30.2999999999993" calcext:value-type="float">
            <text:p>30.3</text:p>
          </table:table-cell>
          <table:table-cell office:value-type="float" office:value="31091" calcext:value-type="float">
            <text:p>31091.0</text:p>
          </table:table-cell>
          <table:table-cell table:number-columns-repeated="3"/>
          <table:table-cell table:formula="of:=[.J36]/[.J30]" office:value-type="float" office:value="85.9436580627255" calcext:value-type="float">
            <text:p>85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pch_q10_SF-100_duckdb</text:p>
          </table:table-cell>
          <table:table-cell table:style-name="Default" table:number-columns-repeated="6"/>
          <table:table-cell table:style-name="Default" office:value-type="float" office:value="19536.6" calcext:value-type="float">
            <text:p>19536.6</text:p>
          </table:table-cell>
          <table:table-cell table:style-name="Default" office:value-type="float" office:value="6379.5" calcext:value-type="float">
            <text:p>6379.5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7:27:17.2506470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09T17:46:59.235563379</dc:date>
    <meta:editing-duration>PT2H31M5S</meta:editing-duration>
    <meta:editing-cycles>6</meta:editing-cycles>
    <meta:document-statistic meta:table-count="1" meta:cell-count="44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322cm" svg:height="20.431cm" xlink:href=".." xlink:type="simple" chart:class="chart:bar" chart:style-name="ch1">
        <chart:legend chart:legend-position="top" svg:x="7.019cm" svg:y="0.185cm" style:legend-expansion="wide" chart:style-name="ch2"/>
        <chart:plot-area chart:style-name="ch3" table:cell-range-address="'main_method_benchmark_result_openjdk-XPS'.F1:'main_method_benchmark_result_openjdk-XPS'.K37 'main_method_benchmark_result_openjdk-XPS'.M1:'main_method_benchmark_result_openjdk-XPS'.N37" chart:data-source-has-labels="both" svg:x="0.726cm" svg:y="1.191cm" svg:width="34.87cm" svg:height="18.832cm">
          <chart:coordinate-region svg:x="3.16cm" svg:y="1.39cm" svg:width="32.436cm" svg:height="15.052cm"/>
          <chart:axis chart:dimension="x" chart:name="primary-x" chart:style-name="ch4" chartooo:axis-type="auto">
            <chartooo:date-scale/>
            <chart:categories table:cell-range-address="'main_method_benchmark_result_openjdk-XPS'.F2:'main_method_benchmark_result_openjdk-XPS'.F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in_method_benchmark_result_openjdk-XPS'.G2:'main_method_benchmark_result_openjdk-XPS'.G37" chart:label-cell-address="'main_method_benchmark_result_openjdk-XPS'.G1:'main_method_benchmark_result_openjdk-XPS'.G1" chart:class="chart:bar">
            <chart:data-point chart:repeated="36"/>
          </chart:series>
          <chart:series chart:style-name="ch8" chart:values-cell-range-address="'main_method_benchmark_result_openjdk-XPS'.H2:'main_method_benchmark_result_openjdk-XPS'.H37" chart:label-cell-address="'main_method_benchmark_result_openjdk-XPS'.H1:'main_method_benchmark_result_openjdk-XPS'.H1" chart:class="chart:bar">
            <chart:data-point chart:repeated="36"/>
          </chart:series>
          <chart:series chart:style-name="ch9" chart:values-cell-range-address="'main_method_benchmark_result_openjdk-XPS'.I2:'main_method_benchmark_result_openjdk-XPS'.I37" chart:label-cell-address="'main_method_benchmark_result_openjdk-XPS'.I1:'main_method_benchmark_result_openjdk-XPS'.I1" chart:class="chart:bar">
            <chart:data-point chart:repeated="36"/>
          </chart:series>
          <chart:series chart:style-name="ch10" chart:values-cell-range-address="'main_method_benchmark_result_openjdk-XPS'.J2:'main_method_benchmark_result_openjdk-XPS'.J37" chart:label-cell-address="'main_method_benchmark_result_openjdk-XPS'.J1:'main_method_benchmark_result_openjdk-XPS'.J1" chart:class="chart:bar">
            <chart:data-point chart:repeated="36"/>
          </chart:series>
          <chart:series chart:style-name="ch11" chart:values-cell-range-address="'main_method_benchmark_result_openjdk-XPS'.K2:'main_method_benchmark_result_openjdk-XPS'.K37" chart:label-cell-address="'main_method_benchmark_result_openjdk-XPS'.K1:'main_method_benchmark_result_openjdk-XPS'.K1" chart:class="chart:bar">
            <chart:data-point chart:repeated="36"/>
          </chart:series>
          <chart:series chart:style-name="ch12" chart:values-cell-range-address="'main_method_benchmark_result_openjdk-XPS'.M2:'main_method_benchmark_result_openjdk-XPS'.M37" chart:label-cell-address="'main_method_benchmark_result_openjdk-XPS'.M1:'main_method_benchmark_result_openjdk-XPS'.M1" chart:class="chart:bar">
            <chart:data-point chart:repeated="36"/>
          </chart:series>
          <chart:series chart:style-name="ch13" chart:values-cell-range-address="'main_method_benchmark_result_openjdk-XPS'.N2:'main_method_benchmark_result_openjdk-XPS'.N37" chart:label-cell-address="'main_method_benchmark_result_openjdk-XPS'.N1:'main_method_benchmark_result_openjdk-XPS'.N1" chart:class="chart:bar">
            <chart:data-point chart:repeated="3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'main_method_benchmark_result_openjdk-XPS'.G1:'main_method_benchmark_result_openjdk-XPS'.G1</svg:desc>
                </draw:g>
              </table:table-cell>
              <table:table-cell office:value-type="string">
                <text:p>Codegen-Time</text:p>
                <draw:g>
                  <svg:desc>'main_method_benchmark_result_openjdk-XPS'.H1:'main_method_benchmark_result_openjdk-XPS'.H1</svg:desc>
                </draw:g>
              </table:table-cell>
              <table:table-cell office:value-type="string">
                <text:p>Compilation-Time</text:p>
                <draw:g>
                  <svg:desc>'main_method_benchmark_result_openjdk-XPS'.I1:'main_method_benchmark_result_openjdk-XPS'.I1</svg:desc>
                </draw:g>
              </table:table-cell>
              <table:table-cell office:value-type="string">
                <text:p>Execution-Time</text:p>
                <draw:g>
                  <svg:desc>'main_method_benchmark_result_openjdk-XPS'.J1:'main_method_benchmark_result_openjdk-XPS'.J1</svg:desc>
                </draw:g>
              </table:table-cell>
              <table:table-cell office:value-type="string">
                <text:p>Remaining-Overhead</text:p>
                <draw:g>
                  <svg:desc>'main_method_benchmark_result_openjdk-XPS'.K1:'main_method_benchmark_result_openjdk-XPS'.K1</svg:desc>
                </draw:g>
              </table:table-cell>
              <table:table-cell office:value-type="string">
                <text:p>DuckDB Execution</text:p>
                <draw:g>
                  <svg:desc>'main_method_benchmark_result_openjdk-XPS'.M1:'main_method_benchmark_result_openjdk-XPS'.M1</svg:desc>
                </draw:g>
              </table:table-cell>
              <table:table-cell office:value-type="string">
                <text:p>DuckDB Overhead</text:p>
                <draw:g>
                  <svg:desc>'main_method_benchmark_result_openjdk-XPS'.N1:'main_method_benchmark_result_openjdk-XPS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pch_q1_SF-1_non-vectorised</text:p>
                <draw:g>
                  <svg:desc>'main_method_benchmark_result_openjdk-XPS'.F2:'main_method_benchmark_result_openjdk-XPS'.F37</svg:desc>
                </draw:g>
              </table:table-cell>
              <table:table-cell office:value-type="float" office:value="16.5">
                <text:p>16.5</text:p>
                <draw:g>
                  <svg:desc>'main_method_benchmark_result_openjdk-XPS'.G2:'main_method_benchmark_result_openjdk-XPS'.G37</svg:desc>
                </draw:g>
              </table:table-cell>
              <table:table-cell office:value-type="float" office:value="1.4">
                <text:p>1.4</text:p>
                <draw:g>
                  <svg:desc>'main_method_benchmark_result_openjdk-XPS'.H2:'main_method_benchmark_result_openjdk-XPS'.H37</svg:desc>
                </draw:g>
              </table:table-cell>
              <table:table-cell office:value-type="float" office:value="57">
                <text:p>57</text:p>
                <draw:g>
                  <svg:desc>'main_method_benchmark_result_openjdk-XPS'.I2:'main_method_benchmark_result_openjdk-XPS'.I37</svg:desc>
                </draw:g>
              </table:table-cell>
              <table:table-cell office:value-type="float" office:value="235.9">
                <text:p>235.9</text:p>
                <draw:g>
                  <svg:desc>'main_method_benchmark_result_openjdk-XPS'.J2:'main_method_benchmark_result_openjdk-XPS'.J37</svg:desc>
                </draw:g>
              </table:table-cell>
              <table:table-cell office:value-type="float" office:value="29.9">
                <text:p>29.9</text:p>
                <draw:g>
                  <svg:desc>'main_method_benchmark_result_openjdk-XPS'.K2:'main_method_benchmark_result_openjdk-XPS'.K37</svg:desc>
                </draw:g>
              </table:table-cell>
              <table:table-cell office:value-type="float" office:value="NaN">
                <text:p>NaN</text:p>
                <draw:g>
                  <svg:desc>'main_method_benchmark_result_openjdk-XPS'.M2:'main_method_benchmark_result_openjdk-XPS'.M37</svg:desc>
                </draw:g>
              </table:table-cell>
              <table:table-cell office:value-type="float" office:value="NaN">
                <text:p>NaN</text:p>
                <draw:g>
                  <svg:desc>'main_method_benchmark_result_openjdk-XPS'.N2:'main_method_benchmark_result_openjdk-XPS'.N37</svg:desc>
                </draw:g>
              </table:table-cell>
            </table:table-row>
            <table:table-row>
              <table:table-cell office:value-type="string">
                <text:p>tpch_q1_SF-1_vectorised</text:p>
              </table:table-cell>
              <table:table-cell office:value-type="float" office:value="14.5">
                <text:p>14.5</text:p>
              </table:table-cell>
              <table:table-cell office:value-type="float" office:value="1.4">
                <text:p>1.4</text:p>
              </table:table-cell>
              <table:table-cell office:value-type="float" office:value="57.8">
                <text:p>57.8</text:p>
              </table:table-cell>
              <table:table-cell office:value-type="float" office:value="368.6">
                <text:p>368.6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_SF-1_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7">
                <text:p>391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pch_q1_SF-10_non-vectorised</text:p>
              </table:table-cell>
              <table:table-cell office:value-type="float" office:value="15.9">
                <text:p>15.9</text:p>
              </table:table-cell>
              <table:table-cell office:value-type="float" office:value="1.6">
                <text:p>1.6</text:p>
              </table:table-cell>
              <table:table-cell office:value-type="float" office:value="59.1">
                <text:p>59.1</text:p>
              </table:table-cell>
              <table:table-cell office:value-type="float" office:value="1941.1">
                <text:p>1941.1</text:p>
              </table:table-cell>
              <table:table-cell office:value-type="float" office:value="30.0000000000002">
                <text:p>30.000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_SF-10_vectorised</text:p>
              </table:table-cell>
              <table:table-cell office:value-type="float" office:value="14.6">
                <text:p>14.6</text:p>
              </table:table-cell>
              <table:table-cell office:value-type="float" office:value="1.6">
                <text:p>1.6</text:p>
              </table:table-cell>
              <table:table-cell office:value-type="float" office:value="59.1">
                <text:p>59.1</text:p>
              </table:table-cell>
              <table:table-cell office:value-type="float" office:value="2951.8">
                <text:p>2951.8</text:p>
              </table:table-cell>
              <table:table-cell office:value-type="float" office:value="29.6999999999998">
                <text:p>29.6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_SF-10_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2.4">
                <text:p>3832.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tpch_q1_SF-100_non-vectorised</text:p>
              </table:table-cell>
              <table:table-cell office:value-type="float" office:value="18.1">
                <text:p>18.1</text:p>
              </table:table-cell>
              <table:table-cell office:value-type="float" office:value="3.8">
                <text:p>3.8</text:p>
              </table:table-cell>
              <table:table-cell office:value-type="float" office:value="66.5">
                <text:p>66.5</text:p>
              </table:table-cell>
              <table:table-cell office:value-type="float" office:value="18364.6">
                <text:p>18364.6</text:p>
              </table:table-cell>
              <table:table-cell office:value-type="float" office:value="30.7000000000007">
                <text:p>30.7000000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_SF-100_vectorised</text:p>
              </table:table-cell>
              <table:table-cell office:value-type="float" office:value="15.6">
                <text:p>15.6</text:p>
              </table:table-cell>
              <table:table-cell office:value-type="float" office:value="3.5">
                <text:p>3.5</text:p>
              </table:table-cell>
              <table:table-cell office:value-type="float" office:value="66">
                <text:p>66</text:p>
              </table:table-cell>
              <table:table-cell office:value-type="float" office:value="29087">
                <text:p>29087</text:p>
              </table:table-cell>
              <table:table-cell office:value-type="float" office:value="29.9000000000015">
                <text:p>29.90000000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_SF-100_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16.4">
                <text:p>38216.4</text:p>
              </table:table-cell>
              <table:table-cell office:value-type="float" office:value="552.6">
                <text:p>552.6</text:p>
              </table:table-cell>
            </table:table-row>
            <table:table-row>
              <table:table-cell office:value-type="string">
                <text:p>tpch_q3_SF-1_non-vectorised</text:p>
              </table:table-cell>
              <table:table-cell office:value-type="float" office:value="17.3">
                <text:p>17.3</text:p>
              </table:table-cell>
              <table:table-cell office:value-type="float" office:value="2.1">
                <text:p>2.1</text:p>
              </table:table-cell>
              <table:table-cell office:value-type="float" office:value="60.2">
                <text:p>60.2</text:p>
              </table:table-cell>
              <table:table-cell office:value-type="float" office:value="231.3">
                <text:p>231.3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_SF-1_vectorised</text:p>
              </table:table-cell>
              <table:table-cell office:value-type="float" office:value="15.5">
                <text:p>15.5</text:p>
              </table:table-cell>
              <table:table-cell office:value-type="float" office:value="1.7">
                <text:p>1.7</text:p>
              </table:table-cell>
              <table:table-cell office:value-type="float" office:value="61.2">
                <text:p>61.2</text:p>
              </table:table-cell>
              <table:table-cell office:value-type="float" office:value="260.2">
                <text:p>260.2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_SF-1_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3">
                <text:p>132.3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tpch_q3_SF-10_non-vectorised</text:p>
              </table:table-cell>
              <table:table-cell office:value-type="float" office:value="15.6">
                <text:p>15.6</text:p>
              </table:table-cell>
              <table:table-cell office:value-type="float" office:value="2.3">
                <text:p>2.3</text:p>
              </table:table-cell>
              <table:table-cell office:value-type="float" office:value="61.5">
                <text:p>61.5</text:p>
              </table:table-cell>
              <table:table-cell office:value-type="float" office:value="2363.7">
                <text:p>2363.7</text:p>
              </table:table-cell>
              <table:table-cell office:value-type="float" office:value="30.2000000000003">
                <text:p>30.2000000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_SF-10_vectorised</text:p>
              </table:table-cell>
              <table:table-cell office:value-type="float" office:value="15.5">
                <text:p>15.5</text:p>
              </table:table-cell>
              <table:table-cell office:value-type="float" office:value="1.9">
                <text:p>1.9</text:p>
              </table:table-cell>
              <table:table-cell office:value-type="float" office:value="62.3">
                <text:p>62.3</text:p>
              </table:table-cell>
              <table:table-cell office:value-type="float" office:value="2339.7">
                <text:p>2339.7</text:p>
              </table:table-cell>
              <table:table-cell office:value-type="float" office:value="30.0000000000005">
                <text:p>30.0000000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_SF-10_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8.1">
                <text:p>1338.1</text:p>
              </table:table-cell>
              <table:table-cell office:value-type="float" office:value="678.8">
                <text:p>678.8</text:p>
              </table:table-cell>
            </table:table-row>
            <table:table-row>
              <table:table-cell office:value-type="string">
                <text:p>tpch_q3_SF-100_non-vectorised</text:p>
              </table:table-cell>
              <table:table-cell office:value-type="float" office:value="16.5">
                <text:p>16.5</text:p>
              </table:table-cell>
              <table:table-cell office:value-type="float" office:value="4.7">
                <text:p>4.7</text:p>
              </table:table-cell>
              <table:table-cell office:value-type="float" office:value="68.9">
                <text:p>68.9</text:p>
              </table:table-cell>
              <table:table-cell office:value-type="float" office:value="27826.2">
                <text:p>27826.2</text:p>
              </table:table-cell>
              <table:table-cell office:value-type="float" office:value="30.2000000000007">
                <text:p>30.2000000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_SF-100_vectorised</text:p>
              </table:table-cell>
              <table:table-cell office:value-type="float" office:value="16.4">
                <text:p>16.4</text:p>
              </table:table-cell>
              <table:table-cell office:value-type="float" office:value="4.3">
                <text:p>4.3</text:p>
              </table:table-cell>
              <table:table-cell office:value-type="float" office:value="69.2">
                <text:p>69.2</text:p>
              </table:table-cell>
              <table:table-cell office:value-type="float" office:value="27861.4">
                <text:p>27861.4</text:p>
              </table:table-cell>
              <table:table-cell office:value-type="float" office:value="29.8999999999978">
                <text:p>29.8999999999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_SF-100_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31.8">
                <text:p>16031.8</text:p>
              </table:table-cell>
              <table:table-cell office:value-type="float" office:value="11450.8">
                <text:p>11450.8</text:p>
              </table:table-cell>
            </table:table-row>
            <table:table-row>
              <table:table-cell office:value-type="string">
                <text:p>tpch_q6_SF-1_non-vectorised</text:p>
              </table:table-cell>
              <table:table-cell office:value-type="float" office:value="15.3">
                <text:p>15.3</text:p>
              </table:table-cell>
              <table:table-cell office:value-type="float" office:value="1.8">
                <text:p>1.8</text:p>
              </table:table-cell>
              <table:table-cell office:value-type="float" office:value="55.7">
                <text:p>55.7</text:p>
              </table:table-cell>
              <table:table-cell office:value-type="float" office:value="81.7">
                <text:p>81.7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_SF-1_vectorised</text:p>
              </table:table-cell>
              <table:table-cell office:value-type="float" office:value="13.9">
                <text:p>13.9</text:p>
              </table:table-cell>
              <table:table-cell office:value-type="float" office:value="1.3">
                <text:p>1.3</text:p>
              </table:table-cell>
              <table:table-cell office:value-type="float" office:value="55.6">
                <text:p>55.6</text:p>
              </table:table-cell>
              <table:table-cell office:value-type="float" office:value="82.6">
                <text:p>82.6</text:p>
              </table:table-cell>
              <table:table-cell office:value-type="float" office:value="29.8">
                <text:p>2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_SF-1_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tpch_q6_SF-10_non-vectorised</text:p>
              </table:table-cell>
              <table:table-cell office:value-type="float" office:value="13.9">
                <text:p>13.9</text:p>
              </table:table-cell>
              <table:table-cell office:value-type="float" office:value="1.9">
                <text:p>1.9</text:p>
              </table:table-cell>
              <table:table-cell office:value-type="float" office:value="57.9">
                <text:p>57.9</text:p>
              </table:table-cell>
              <table:table-cell office:value-type="float" office:value="372.5">
                <text:p>372.5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_SF-10_vectorised</text:p>
              </table:table-cell>
              <table:table-cell office:value-type="float" office:value="14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57.7">
                <text:p>57.7</text:p>
              </table:table-cell>
              <table:table-cell office:value-type="float" office:value="357.4">
                <text:p>357.4</text:p>
              </table:table-cell>
              <table:table-cell office:value-type="float" office:value="29.8">
                <text:p>2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_SF-10_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3">
                <text:p>182.3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tpch_q6_SF-100_non-vectorised</text:p>
              </table:table-cell>
              <table:table-cell office:value-type="float" office:value="14.8">
                <text:p>14.8</text:p>
              </table:table-cell>
              <table:table-cell office:value-type="float" office:value="3.8">
                <text:p>3.8</text:p>
              </table:table-cell>
              <table:table-cell office:value-type="float" office:value="63.4">
                <text:p>63.4</text:p>
              </table:table-cell>
              <table:table-cell office:value-type="float" office:value="3040.5">
                <text:p>3040.5</text:p>
              </table:table-cell>
              <table:table-cell office:value-type="float" office:value="29.8000000000002">
                <text:p>29.800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_SF-100_vectorised</text:p>
              </table:table-cell>
              <table:table-cell office:value-type="float" office:value="14.9">
                <text:p>14.9</text:p>
              </table:table-cell>
              <table:table-cell office:value-type="float" office:value="3.4">
                <text:p>3.4</text:p>
              </table:table-cell>
              <table:table-cell office:value-type="float" office:value="64">
                <text:p>64</text:p>
              </table:table-cell>
              <table:table-cell office:value-type="float" office:value="2971.8">
                <text:p>2971.8</text:p>
              </table:table-cell>
              <table:table-cell office:value-type="float" office:value="29.7999999999997">
                <text:p>29.799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_SF-100_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1.8">
                <text:p>2101.8</text:p>
              </table:table-cell>
              <table:table-cell office:value-type="float" office:value="254.6">
                <text:p>254.6</text:p>
              </table:table-cell>
            </table:table-row>
            <table:table-row>
              <table:table-cell office:value-type="string">
                <text:p>tpch_q10_SF-1_non-vectorised</text:p>
              </table:table-cell>
              <table:table-cell office:value-type="float" office:value="17.2">
                <text:p>17.2</text:p>
              </table:table-cell>
              <table:table-cell office:value-type="float" office:value="2.3">
                <text:p>2.3</text:p>
              </table:table-cell>
              <table:table-cell office:value-type="float" office:value="62.7">
                <text:p>62.7</text:p>
              </table:table-cell>
              <table:table-cell office:value-type="float" office:value="363.8">
                <text:p>363.8</text:p>
              </table:table-cell>
              <table:table-cell office:value-type="float" office:value="29.8">
                <text:p>2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_SF-1_vectorised</text:p>
              </table:table-cell>
              <table:table-cell office:value-type="float" office:value="15.7">
                <text:p>15.7</text:p>
              </table:table-cell>
              <table:table-cell office:value-type="float" office:value="1.9">
                <text:p>1.9</text:p>
              </table:table-cell>
              <table:table-cell office:value-type="float" office:value="64.1">
                <text:p>64.1</text:p>
              </table:table-cell>
              <table:table-cell office:value-type="float" office:value="360.3">
                <text:p>360.3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_SF-1_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5">
                <text:p>166.5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tpch_q10_SF-10_non-vectorised</text:p>
              </table:table-cell>
              <table:table-cell office:value-type="float" office:value="15.8">
                <text:p>15.8</text:p>
              </table:table-cell>
              <table:table-cell office:value-type="float" office:value="2.5">
                <text:p>2.5</text:p>
              </table:table-cell>
              <table:table-cell office:value-type="float" office:value="64.1">
                <text:p>64.1</text:p>
              </table:table-cell>
              <table:table-cell office:value-type="float" office:value="3436.6">
                <text:p>3436.6</text:p>
              </table:table-cell>
              <table:table-cell office:value-type="float" office:value="29.9000000000001">
                <text:p>29.9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_SF-10_vectorised</text:p>
              </table:table-cell>
              <table:table-cell office:value-type="float" office:value="15.8">
                <text:p>15.8</text:p>
              </table:table-cell>
              <table:table-cell office:value-type="float" office:value="2.1">
                <text:p>2.1</text:p>
              </table:table-cell>
              <table:table-cell office:value-type="float" office:value="65.7">
                <text:p>65.7</text:p>
              </table:table-cell>
              <table:table-cell office:value-type="float" office:value="2924.1">
                <text:p>2924.1</text:p>
              </table:table-cell>
              <table:table-cell office:value-type="float" office:value="29.9000000000001">
                <text:p>29.9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_SF-10_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7.2">
                <text:p>1807.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tpch_q10_SF-100_non-vectorised</text:p>
              </table:table-cell>
              <table:table-cell office:value-type="float" office:value="16.9">
                <text:p>16.9</text:p>
              </table:table-cell>
              <table:table-cell office:value-type="float" office:value="4.9">
                <text:p>4.9</text:p>
              </table:table-cell>
              <table:table-cell office:value-type="float" office:value="72.2">
                <text:p>72.2</text:p>
              </table:table-cell>
              <table:table-cell office:value-type="float" office:value="36866.9">
                <text:p>36866.9</text:p>
              </table:table-cell>
              <table:table-cell office:value-type="float" office:value="30.4000000000015">
                <text:p>30.400000000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_SF-100_vectorised</text:p>
              </table:table-cell>
              <table:table-cell office:value-type="float" office:value="16.8">
                <text:p>16.8</text:p>
              </table:table-cell>
              <table:table-cell office:value-type="float" office:value="4.6">
                <text:p>4.6</text:p>
              </table:table-cell>
              <table:table-cell office:value-type="float" office:value="73.8">
                <text:p>73.8</text:p>
              </table:table-cell>
              <table:table-cell office:value-type="float" office:value="30965.5">
                <text:p>30965.5</text:p>
              </table:table-cell>
              <table:table-cell office:value-type="float" office:value="30.2999999999993">
                <text:p>30.299999999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_SF-100_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36.6">
                <text:p>19536.6</text:p>
              </table:table-cell>
              <table:table-cell office:value-type="float" office:value="6379.5">
                <text:p>637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